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9.529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4.396cm" fo:break-before="auto" style:use-optimal-row-height="true"/>
    </style:style>
    <style:style style:name="ro17" style:family="table-row">
      <style:table-row-properties style:row-height="5.07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3"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4"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 style:family="table-cell" style:parent-style-name="Default">
      <style:table-cell-properties fo:background-color="#a33e03" fo:wrap-option="wrap"/>
      <style:text-properties fo:color="#ffffff" fo:font-weight="bold" style:font-weight-asian="bold" style:font-weight-complex="bold"/>
    </style:style>
    <style:style style:name="ce8"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14"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5"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6"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9"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20"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2"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4"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30"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32"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4"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55"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56"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57"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63"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64"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65"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7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72"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2" office:value-type="string" calcext:value-type="string" table:number-columns-spanned="2" table:number-rows-spanned="4">
            <text:p>OBJECTIF PRINCIPAL</text:p>
            <text:p>DE LA MISSION</text:p>
          </table:table-cell>
          <table:covered-table-cell table:style-name="ce6"/>
          <table:table-cell table:style-name="ce114" office:value-type="string" calcext:value-type="string">
            <text:p>En tant que…</text:p>
          </table:table-cell>
          <table:table-cell/>
          <table:table-cell table:style-name="ce119" office:value-type="string" calcext:value-type="string" table:number-columns-spanned="2" table:number-rows-spanned="1">
            <text:p>...freelance</text:p>
          </table:table-cell>
          <table:covered-table-cell table:style-name="ce138"/>
          <table:table-cell/>
        </table:table-row>
        <table:table-row table:style-name="ro3">
          <table:table-cell/>
          <table:covered-table-cell table:style-name="ce3"/>
          <table:covered-table-cell table:style-name="ce7"/>
          <table:table-cell table:style-name="ce115" office:value-type="string" calcext:value-type="string">
            <text:p>Il faut que…</text:p>
          </table:table-cell>
          <table:table-cell/>
          <table:table-cell table:style-name="ce120" office:value-type="string" calcext:value-type="string" table:number-columns-spanned="2" table:number-rows-spanned="1">
            <text:p>…j’étudie les changements à apporter au système actuel de génération et de maintenance des sites web</text:p>
          </table:table-cell>
          <table:covered-table-cell table:style-name="ce139"/>
          <table:table-cell/>
        </table:table-row>
        <table:table-row table:style-name="ro4">
          <table:table-cell/>
          <table:covered-table-cell table:style-name="ce4"/>
          <table:covered-table-cell table:style-name="ce8"/>
          <table:table-cell table:style-name="ce11" office:value-type="string" calcext:value-type="string">
            <text:p>Afin de…</text:p>
          </table:table-cell>
          <table:table-cell/>
          <table:table-cell table:style-name="ce19" office:value-type="string" calcext:value-type="string" table:number-columns-spanned="2" table:number-rows-spanned="1">
            <text:p>...d’héberger les données clientes et leurs sites web associés sur les serveurs du client</text:p>
          </table:table-cell>
          <table:covered-table-cell table:style-name="ce140"/>
          <table:table-cell/>
        </table:table-row>
        <table:table-row table:style-name="ro4">
          <table:table-cell/>
          <table:covered-table-cell table:style-name="ce4"/>
          <table:covered-table-cell table:style-name="ce8"/>
          <table:table-cell table:style-name="ce12" office:value-type="string" calcext:value-type="string">
            <text:p>Et…</text:p>
          </table:table-cell>
          <table:table-cell/>
          <table:table-cell table:style-name="ce20" office:value-type="string" calcext:value-type="string" table:number-columns-spanned="2" table:number-rows-spanned="1">
            <text:p>...d’héberger les infrastructures et les fonctionnalités de d’administration sur less serveurs de WebStreet</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3" office:value-type="string" calcext:value-type="string">
            <text:p><text:a xlink:href="#DDA" xlink:type="simple">Document de Définition d'Architecture</text:a></text:p>
            <text:p>(<text:a xlink:href="https://pubs.opengroup.org/togaf-standard/architecture-content/chap04.html#tag_04_02_03" xlink:type="simple">TOGAF 4.2.3</text:a>)</text:p>
          </table:table-cell>
          <table:table-cell/>
          <table:table-cell table:style-name="ce22" office:value-type="string" calcext:value-type="string">
            <text:p>A, B, C, D, E, F</text:p>
          </table:table-cell>
          <table:table-cell table:style-name="ce30" office:value-type="string" calcext:value-type="string">
            <text:p>B,C,D,E,F, G, H</text:p>
          </table:table-cell>
          <table:table-cell/>
        </table:table-row>
        <table:table-row table:style-name="ro7">
          <table:table-cell/>
          <table:covered-table-cell table:number-columns-repeated="2"/>
          <table:table-cell table:style-name="ce14" office:value-type="string" calcext:value-type="string">
            <text:p><text:a xlink:href="#TAF" xlink:type="simple">Tailored Architecture Framework</text:a></text:p>
            <text:p>(<text:a xlink:href="https://pubs.opengroup.org/togaf-standard/architecture-content/chap04.html#tag_04_02_21" xlink:type="simple">TOGAF 4.2.21</text:a>)</text:p>
          </table:table-cell>
          <table:table-cell/>
          <table:table-cell table:style-name="ce129" office:value-type="string" calcext:value-type="string">
            <text:p>Préliminaire, A</text:p>
          </table:table-cell>
          <table:table-cell table:style-name="ce142" office:value-type="string" calcext:value-type="string">
            <text:p>Préliminaire, A, B, C, D, E, F, G, H, Gestion des exigences</text:p>
          </table:table-cell>
          <table:table-cell/>
        </table:table-row>
        <table:table-row table:style-name="ro7">
          <table:table-cell/>
          <table:covered-table-cell table:number-columns-repeated="2"/>
          <table:table-cell table:style-name="ce15" office:value-type="string" calcext:value-type="string">
            <text:p><text:a xlink:href="#Roadmap" xlink:type="simple">Architecture Roadmap</text:a></text:p>
            <text:p>(<text:a xlink:href="https://pubs.opengroup.org/togaf-standard/architecture-content/chap04.html#tag_04_02_07" xlink:type="simple">TOGAF 4.2.7</text:a>)</text:p>
          </table:table-cell>
          <table:table-cell/>
          <table:table-cell table:style-name="ce22" office:value-type="string" calcext:value-type="string">
            <text:p>B, C, D, E, F</text:p>
          </table:table-cell>
          <table:table-cell table:style-name="ce30" office:value-type="string" calcext:value-type="string">
            <text:p>B, C, D, E, F</text:p>
          </table:table-cell>
          <table:table-cell/>
        </table:table-row>
        <table:table-row table:style-name="ro7">
          <table:table-cell/>
          <table:covered-table-cell table:number-columns-repeated="2"/>
          <table:table-cell table:style-name="ce16" office:value-type="string" calcext:value-type="string">
            <text:p><text:a xlink:href="#RAW" xlink:type="simple">Request for Architecture Word</text:a></text:p>
            <text:p>(<text:a xlink:href="https://pubs.opengroup.org/togaf-standard/architecture-content/chap04.html#tag_04_02_17" xlink:type="simple">TOGAF 4.2.17</text:a>)</text:p>
          </table:table-cell>
          <table:table-cell/>
          <table:table-cell table:style-name="ce24" office:value-type="string" calcext:value-type="string">
            <text:p>Préliminaire, F, H</text:p>
          </table:table-cell>
          <table:table-cell table:style-name="ce32" office:value-type="string" calcext:value-type="string">
            <text:p>A, G</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Architecture Definition Document</text:p>
          </table:table-cell>
        </table:table-row>
        <table:table-row table:style-name="ro9">
          <table:table-cell table:number-columns-repeated="2"/>
          <table:table-cell table:style-name="ce147" office:value-type="string" calcext:value-type="string">
            <text:p>TOGAF</text:p>
          </table:table-cell>
        </table:table-row>
        <table:table-row table:style-name="ro10">
          <table:table-cell/>
          <table:table-cell table:style-name="ce144" office:value-type="string" calcext:value-type="string">
            <text:p>Objectifs</text:p>
          </table:table-cell>
          <table:table-cell table:style-name="ce14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45" office:value-type="string" calcext:value-type="string">
            <text:p>Points à aborder</text:p>
          </table:table-cell>
          <table:table-cell table:style-name="ce14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Roadmap"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43"/>
          <table:table-cell table:style-name="ce146" office:value-type="string" calcext:value-type="string">
            <text:p>Architecture Roadmap</text:p>
          </table:table-cell>
          <table:table-cell/>
        </table:table-row>
        <table:table-row table:style-name="ro9">
          <table:table-cell/>
          <table:table-cell table:style-name="ce143"/>
          <table:table-cell table:style-name="ce147" office:value-type="string" calcext:value-type="string">
            <text:p>TOGAF</text:p>
          </table:table-cell>
          <table:table-cell/>
        </table:table-row>
        <table:table-row table:style-name="ro12">
          <table:table-cell/>
          <table:table-cell table:style-name="ce144" office:value-type="string" calcext:value-type="string">
            <text:p>Objectifs</text:p>
          </table:table-cell>
          <table:table-cell table:style-name="ce148"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text:p>
            <text:p/>
            <text:p>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_Catalogue des facteurs de mise en œuvre, comprenant :</text:p>
            <text:p>          _Risques</text:p>
            <text:p>          _Problèmes</text:p>
            <text:p>          _Hypothèses</text:p>
            <text:p>          _Dépendances</text:p>
            <text:p>          _Actions</text:p>
            <text:p>          _Contributions</text:p>
            <text:p>_Matrice consolidée des lacunes, des solutions et des dépendances, y compris :</text:p>
            <text:p>          _Domaine de l'architecture</text:p>
            <text:p>          _Écart</text:p>
            <text:p>          _Solutions potentielles</text:p>
            <text:p>          _Dépendances</text:p>
            <text:p>_Toutes les architectures de transition</text:p>
            <text:p>_Recommandations de mise en œuvre :</text:p>
            <text:p>          _Critères de mesure de l'efficacité des projets</text:p>
            <text:p>          _Risques et enjeux</text:p>
            <text:p>          _Éléments constitutifs de la solution</text:p>
          </table:table-cell>
          <table:table-cell/>
        </table:table-row>
        <table:table-row table:style-name="ro1" table:number-rows-repeated="4">
          <table:table-cell table:number-columns-repeated="4"/>
        </table:table-row>
        <table:table-row table:style-name="ro14">
          <table:table-cell table:number-columns-repeated="3"/>
          <table:table-cell office:value-type="string" calcext:value-type="string">
            <text:p><text:a xlink:href="#Roadmap" xlink:type="simple">Architecture Roadmap</text:a></text:p>
            <text:p>(<text:a xlink:href="https://pubs.opengroup.org/togaf-standard/architecture-content/chap04.html#tag_04_02_07" xlink:type="simple">TOGAF 4.2.7</text:a>)</text:p>
          </table:table-cell>
        </table:table-row>
      </table:table>
      <table:table table:name="RAW"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Request for Architecture Work</text:p>
          </table:table-cell>
        </table:table-row>
        <table:table-row table:style-name="ro9">
          <table:table-cell table:number-columns-repeated="2"/>
          <table:table-cell table:style-name="ce147" office:value-type="string" calcext:value-type="string">
            <text:p>TOGAF</text:p>
          </table:table-cell>
        </table:table-row>
        <table:table-row table:style-name="ro15">
          <table:table-cell/>
          <table:table-cell table:style-name="ce144" office:value-type="string" calcext:value-type="string">
            <text:p>Objectifs</text:p>
          </table:table-cell>
          <table:table-cell table:style-name="ce148" office:value-type="string" calcext:value-type="string">
            <text:p>Il s'agit d'un document envoyé par l'organisation sponsor à l'organisation d'architecture pour déclencher le démarrage d'un cycle de développement d'architecture.</text:p>
            <text:p/>
            <text:p>Les demandes de travaux d'architecture peuvent être créées à la suite de la phase préliminaire, à la suite de demandes de modification d'architecture approuvées ou de termes de référence pour les travaux d'architecture issus de la planification de la migration.</text:p>
            <text:p/>
            <text:p> En général, toutes les informations contenues dans ce document doivent être à un niveau élevé.</text:p>
          </table:table-cell>
        </table:table-row>
        <table:table-row table:style-name="ro10">
          <table:table-cell/>
          <table:table-cell table:style-name="ce145" office:value-type="string" calcext:value-type="string">
            <text:p>Points à aborder</text:p>
          </table:table-cell>
          <table:table-cell table:style-name="ce149" office:value-type="string" calcext:value-type="string">
            <text:p>_Commanditaires de l'organisation</text:p>
            <text:p>_Énoncé de mission de l'organisation</text:p>
            <text:p>_Objectifs commerciaux (et changements)</text:p>
            <text:p>_Plans stratégiques de l'entreprise</text:p>
            <text:p>_Délais</text:p>
            <text:p>_Changements dans l'environnement des affaires</text:p>
            <text:p>_Contraintes organisationnelles</text:p>
            <text:p>_Informations budgétaires, contraintes financières</text:p>
            <text:p>_Contraintes externes, contraintes métiers</text:p>
            <text:p>_Description du système commercial actuel</text:p>
            <text:p>_Architecture actuelle/description du système informatique</text:p>
            <text:p>_Description de l'organisation en développement</text:p>
            <text:p>_Description des ressources disponibles pour l'organisation en développement</text:p>
          </table:table-cell>
        </table:table-row>
      </table:table>
      <table:table table:name="TAF"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6">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2">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54" office:value-type="string" calcext:value-type="string" table:number-columns-spanned="5" table:number-rows-spanned="1">
            <text:p>Référentiel TOGAF® 9.2</text:p>
          </table:table-cell>
          <table:covered-table-cell table:number-columns-repeated="4" table:style-name="ce54"/>
          <table:table-cell table:number-columns-repeated="995"/>
        </table:table-row>
        <table:table-row table:style-name="ro5">
          <table:table-cell/>
          <table:covered-table-cell/>
          <table:covered-table-cell table:style-name="ce151"/>
          <table:covered-table-cell table:style-name="ce47"/>
          <table:table-cell table:style-name="ce169"/>
          <table:table-cell table:style-name="ce55" office:value-type="string" calcext:value-type="string" table:number-columns-spanned="1" table:number-rows-spanned="3">
            <text:p>Préliminaire</text:p>
          </table:table-cell>
          <table:table-cell table:style-name="ce176" office:value-type="string" calcext:value-type="string">
            <text:p>A. Vision architecturale</text:p>
          </table:table-cell>
          <table:table-cell table:style-name="ce47" office:value-type="string" calcext:value-type="string">
            <text:p>B. Architecture d’entreprise</text:p>
          </table:table-cell>
          <table:table-cell table:style-name="ce47"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5">
          <table:table-cell/>
          <table:covered-table-cell/>
          <table:covered-table-cell table:style-name="ce152"/>
          <table:covered-table-cell table:style-name="ce158"/>
          <table:table-cell table:style-name="ce169"/>
          <table:covered-table-cell table:style-name="ce56"/>
          <table:table-cell table:style-name="ce63"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64" office:value-type="string" calcext:value-type="string" table:number-columns-spanned="1" table:number-rows-spanned="2">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7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72"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7">
          <table:table-cell/>
          <table:covered-table-cell table:number-columns-repeated="3"/>
          <table:table-cell table:style-name="ce169"/>
          <table:covered-table-cell table:number-columns-repeated="2" table:style-name="ce57"/>
          <table:covered-table-cell table:number-columns-repeated="3" table:style-name="ce65"/>
          <table:table-cell table:style-name="ce202"/>
          <table:table-cell table:number-columns-repeated="994"/>
        </table:table-row>
        <table:table-row table:style-name="ro8">
          <table:table-cell/>
          <table:table-cell table:style-name="ce2" office:value-type="string" calcext:value-type="string" table:number-columns-spanned="1" table:number-rows-spanned="7">
            <text:p>Ressources documentaires liées au projet</text:p>
          </table:table-cell>
          <table:table-cell table:style-name="ce153" table:number-columns-spanned="2" table:number-rows-spanned="1"/>
          <table:covered-table-cell table:style-name="ce161"/>
          <table:table-cell table:style-name="ce170"/>
          <table:table-cell table:style-name="ce185" table:number-columns-repeated="2"/>
          <table:table-cell table:style-name="ce191" table:number-columns-repeated="2"/>
          <table:table-cell table:style-name="ce198"/>
          <table:table-cell table:number-columns-repeated="995"/>
        </table:table-row>
        <table:table-row table:style-name="ro8">
          <table:table-cell/>
          <table:covered-table-cell table:style-name="ce2"/>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style-name="ce2"/>
          <table:table-cell table:style-name="ce155" table:number-columns-spanned="2" table:number-rows-spanned="1"/>
          <table:covered-table-cell table:style-name="ce115"/>
          <table:table-cell table:style-name="ce170"/>
          <table:table-cell table:style-name="ce187" table:number-columns-repeated="2"/>
          <table:table-cell table:style-name="ce193" table:number-columns-repeated="2"/>
          <table:table-cell table:style-name="ce200"/>
          <table:table-cell table:number-columns-repeated="995"/>
        </table:table-row>
        <table:table-row table:style-name="ro8">
          <table:table-cell/>
          <table:covered-table-cell table:style-name="ce2"/>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style-name="ce2"/>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8">
          <table:table-cell/>
          <table:covered-table-cell/>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3-04-05T09:49:41.044230576</dc:date>
    <meta:editing-duration>PT21H24M25S</meta:editing-duration>
    <meta:editing-cycles>92</meta:editing-cycles>
    <meta:generator>LibreOffice/7.3.7.2$Linux_X86_64 LibreOffice_project/30$Build-2</meta:generator>
    <meta:document-statistic meta:table-count="6" meta:cell-count="62" meta:object-count="0"/>
  </office:meta>
</office:document-meta>
</file>